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office:automatic-styles>
  <office:body>
    <office:text>
      <text:h text:style-name="Heading_20_1" text:outline-level="1"> The construction of a book (Aether9)</text:h>
      <text:p text:style-name="First_20_paragraph">This brief interview with Ludivine Loiseau and Pierre Marchand from OSP was made in <text:span text:style-name="T1">December</text:span><text:span text:style-name="T2"> </text:span><text:span text:style-name="T3">2012</text:span> by editor and designer Manuel Schmalstieg. It unravels the design process of <text:span text:style-name="T4">Aether9</text:span>, a book based on the archives of a collaborative adventure exploring the danger zones of networked audio-visual live performance. The text was published in that same publication.</text:p>
      <text:p text:style-name="Text_20_body"><text:span text:style-name="T5">MS</text:span>: Can you briefly situate the collective work of Open Source Publishing (OSP)?</text:p>
      <text:p text:style-name="Text_20_body"><text:span text:style-name="T6">LL</text:span>: OSP is a working group producing graphic design objects using only Libre and/or Open Source software. Founded in 2006 in the frame of the arts organisation Constant,<text:note text:id="ftn0" text:note-class="footnote"><text:note-citation>1</text:note-citation><text:note-body><text:p text:style-name="Footnote">Http://www.constantvzw.org.</text:p></text:note-body></text:note> the OSP caravan consists today of a dozen individuals of different backgrounds and practices.</text:p>
      <text:p text:style-name="Text_20_body"><text:span text:style-name="T7">MS</text:span>: Since how long are you working as a duo, and as a team in OSP?<text:line-break/></text:p>
      <text:p text:style-name="Text_20_body"><text:span text:style-name="T8">PM</text:span>: 3 to 4 years.</text:p>
      <text:p text:style-name="Text_20_body"><text:span text:style-name="T9">MS</text:span>: And how many books have you conceived?</text:p>
      <text:p text:style-name="Text_20_body"><text:span text:style-name="T10">PM</text:span>: As a team, it’s our first ‘real’ book. We previously worked together on a somewhat similar project of archive exploration, but without printed material in the end.<text:note text:id="ftn1" text:note-class="footnote"><text:note-citation>2</text:note-citation><text:note-body><text:p text:style-name="Footnote">Http://www.ooooo.be/interpunctie/.</text:p></text:note-body></text:note></text:p>
      <text:p text:style-name="Text_20_body"><text:span text:style-name="T11">MS</text:span>: Similar in the type of content or in the process?</text:p>
      <text:p text:style-name="Text_20_body"><text:span text:style-name="T12">PM</text:span>: The process: we developed scripts to ‘scrap’ the project archives, but it’s output was more abstract; we collected the fonts used in all the files and produced a graph from this process. These archives weren’t structured, so the exploration was less linear.</text:p>
      <text:p text:style-name="Text_20_body"><text:span text:style-name="T13">MS</text:span>: You rapidly chose TeX/ConTeXt as a software environment to produce this book. Was it an obvious choice given the nature of the project, or did you hesitate between different approaches?<text:line-break/></text:p>
      <text:p text:style-name="Text_20_body"><text:span text:style-name="T14">LL</text:span>: The construction of the book focused on two axes/threads: chronology and a series of ‘trace-route’ keywords. Within this approach of reading and navigation using cross-references, ConTeXt appeared as an appropriate tool.</text:p>
      <text:p text:style-name="Text_20_body"><text:span text:style-name="T15">MS</text:span>: The world of TeX<text:note text:id="ftn2" text:note-class="footnote"><text:note-citation>3</text:note-citation><text:note-body><text:p text:style-name="Footnote">A software written in 1978 by Donald Knuth.</text:p></text:note-body></text:note> is very intriguing, in particular for graphic designers. It seems to me that it is always a struggle to push back the limits of what is ‘intended’ by the software.<text:line-break/></text:p>
      <text:p text:style-name="Text_20_body"><text:span text:style-name="T16">PM</text:span>: ConTeXt is a constant fight! I wouldn’t say the same about other TeX system instances. With ConTeXt, we found ourselves facing a very personal project, because composition decisions are hardcoded to the liking of the package main maintainer. And when we clash with these decisions, we are in the strange position of using a tool while not agreeing with its builder.<text:line-break/></text:p>
      <text:p text:style-name="Text_20_body"><text:span text:style-name="T17">LL</text:span>: As a concrete example, we could mention the automatic line spacing adjustments. It was a struggle to get it right on the lines that include keywords typeset with our custom ‘traced’ fonts. ConTeXt tried to do better, and was increasing the line height of those words, as if it wanted to avoid collisions.</text:p>
      <text:p text:style-name="Text_20_body"><text:span text:style-name="T18">MS</text:span>: Were you ever worried that what you wanted to obtain was not doable? Did you reject some choices – in the graphic design, the layout, the structure – because of software limitations?</text:p>
      <text:p text:style-name="Text_20_body"><text:span text:style-name="T19">LL</text:span>: Yes. Opting for a two column layout appeared to be quite tough when filling in the content, as it introduced many gaps. At some point we decided to narrow the format on a single column. To obtain the two columns layout in the final output, the whole book was recomposed during the pdf-construction, through OSPImpose.<text:line-break/></text:p>
      <text:p text:style-name="Text_20_body"><text:span text:style-name="T20">PM</text:span>: This allowed us to make micro adjustments in the end of the production process, while introducing new games, such as shifting the images on double pages.</text:p>
      <text:p text:style-name="Text_20_body"><text:span text:style-name="T21">MS</text:span>: What is OSPImpose?</text:p>
      <text:p text:style-name="Text_20_body"><text:span text:style-name="T22">PM</text:span>: It’s a re-writing of a pdf imposition software that I wrote a couple years ago for PoDoFo.</text:p>
      <text:p text:style-name="Text_20_body"><text:span text:style-name="T23">MS</text:span>: Again regarding ConTeXt: this system was used for other OSP works – notably for the book <text:span text:style-name="T24">Verbindingen/Jonctions</text:span><text:span text:style-name="T25"> </text:span><text:span text:style-name="T26">10;</text:span><text:span text:style-name="T27"> </text:span><text:span text:style-name="T28">Tracks</text:span><text:span text:style-name="T29"> </text:span><text:span text:style-name="T30">in</text:span><text:span text:style-name="T31"> </text:span><text:span text:style-name="T32">electr(on)ic</text:span><text:span text:style-name="T33"> </text:span><text:span text:style-name="T34">fields</text:span>.<text:note text:id="ftn3" text:note-class="footnote"><text:note-citation>4</text:note-citation><text:note-body><text:p text:style-name="Footnote">Distinguished by the Fernand Baudin Prize 2009.</text:p></text:note-body></text:note> Is it currently the main production tool at OSP?</text:p>
      <text:p text:style-name="Text_20_body"><text:span text:style-name="T35">PM</text:span>: It’s more like an in-depth initiation journey!<text:line-break/></text:p>
      <text:p text:style-name="Text_20_body"><text:span text:style-name="T36">LL</text:span>: But it hasn’t become a standard in our workflow yet. In fact, each new important book layout project raises each time the question of the tool. Scribus and LibreOffice (spreadsheet) are also part of our book making toolbox.</text:p>
      <text:p text:style-name="Text_20_body"><text:span text:style-name="T37">MS</text:span>: During our work session with you at Constant Variable, we noticed that it was difficult to install a sufficiently complete TeX/ConTeXt/Python environment to be able to generate the book. Is Pierre’s machine still the only one, or did you manage to set it up on other computers?<text:line-break/></text:p>
      <text:p text:style-name="Text_20_body"><text:span text:style-name="T38">PM</text:span>: Now we all have similar setups, so it’s a generalized generation. But it’s true that this represented a difficulty at some times.</text:p>
      <text:p text:style-name="Text_20_body"><text:span text:style-name="T39">MS</text:span>: The source code and the Python scripts created for the book are publicly accessible on the OSP Git server. Would these sources be realistically re-usable? Could other publication projects use parts of the code ? Or, without any explicit documentation, would it be highly improbable?</text:p>
      <text:p text:style-name="Text_20_body"><text:span text:style-name="T40">LL</text:span>: Indeed, the documentation part is still on the to-do list. Yet a large part of the code is quite directly reusable. The code allows to parse different types of files. E-mails and chat-logs are often found in project archives. Here the Python scripts allows to order them according to date information, and will automatically assign a style to the different content fields.<text:line-break/></text:p>
      <text:p text:style-name="Text_20_body"><text:span text:style-name="T41">PM</text:span>: The code itself is a documentation source, as much on concrete aspects, such as e-mail parsing, than on a possible architecture, on certain coding motives, etc. And most importantly, is consists in a form of common experience.</text:p>
      <text:p text:style-name="Text_20_body"><text:span text:style-name="T42">MS</text:span>: Do you think you will reuse some of the general functions/features of archive parsing for other projects ?<text:line-break/></text:p>
      <text:p text:style-name="Text_20_body"><text:span text:style-name="T43">PM</text:span>: Hard to say. We haven’t anything in perspective that is close to the <text:span text:style-name="T44">Aether9</text:span> project. But for sure, if the need of such treatment comes up again, we’ll retrieve these software components.<text:line-break/></text:p>
      <text:p text:style-name="Text_20_body"><text:span text:style-name="T45">LL</text:span>: Maybe for a publication/compilation of OSP’s adventures.</text:p>
      <text:p text:style-name="Text_20_body"><text:span text:style-name="T46">MS</text:span>: Have there been ‘revelations’, discoveries of unsuspected Python/ConText features during this development?<text:line-break/></text:p>
      <text:p text:style-name="Text_20_body"><text:span text:style-name="T47">PM</text:span>: I can’t recall having this kind of pleasure. The revelation, at least from my point of view, happened in the very rich articulation of a graphical intention enacted in programming objects. It remains a kind of uncharted territory, exploring it is always an exciting adventure.</text:p>
      <text:p text:style-name="Text_20_body"><text:span text:style-name="T48">MS</text:span>: Three fonts are used in the book: Karla, Crimson and Consola Mono. Three pretty recent fonts, born in the webfonts contexts I believe. What considerations brought you to this choice?<text:line-break/></text:p>
      <text:p text:style-name="Text_20_body"><text:span text:style-name="T49">LL</text:span>: Our typographical choices and researches lead us towards fonts with different style variations. As the textual content is quite rich and spreads on several layers, it was essential to have variation possibilities. Also, each project brings the opportunity to test new fonts and we opted for recently published fonts, indeed published, amongst others, on the Google font directory. Yet Karla and Crimson aren’t fonts specifically designed for a web usage. Karla is one of the rare libre grotesque fonts, and it’s other specificity it that it includes Tamil glyphs.</text:p>
      <text:p text:style-name="Text_20_body"><text:span text:style-name="T50">MS</text:span>: Apart from the original glyphs specially created for this book, you drew the Ç glyph that was missing to Karla … Is it going to be included to its official distribution?<text:line-break/></text:p>
      <text:p text:style-name="Text_20_body"><text:span text:style-name="T51">LL</text:span>: Oh, that’s a proposal for Jonathan Pinhorn. We haven’t contacted him yet. For the moment, this cedilla has been snatched from the traced variant collections.</text:p>
      <text:p text:style-name="Text_20_body"><text:span text:style-name="T52">MS</text:span>: Were there any surprises when printing? I am thinking in particular of your choice of a colored ink instead of the usual black, or to the low res quality (72dpi) of most of the images.<text:line-break/></text:p>
      <text:p text:style-name="Text_20_body"><text:span text:style-name="T53">PM</text:span>: At the end of the process, the spontaneous decision to switch to blue ink was a guaranteed source of surprise. We were confident that it wouldn’t destroy the book, and we surely didn’t take too many risks since we were working with low res images. But we weren’t sure how the images would react to such an offense. It was an great surprise to see that it gave the book a very special radiance.</text:p>
      <text:p text:style-name="Text_20_body"><text:span text:style-name="T54">MS</text:span>: What are your next projects?</text:p>
      <text:p text:style-name="Text_20_body"><text:span text:style-name="T55">LL</text:span>: We are currently operating as an invited collective at the Valence Academy of Fine Arts in the frame of a series of workshops named ‘Up pen down’. We’re preparing a performance for the Balsamine theatre<text:note text:id="ftn4" text:note-class="footnote"><text:note-citation>5</text:note-citation><text:note-body><text:p text:style-name="Footnote">Http://www.balsamine.be/.</text:p></text:note-body></text:note> on the topic of Bootstrapping. In April we will travel as a group to Madrid to LGRU<text:note text:id="ftn5" text:note-class="footnote"><text:note-citation>6</text:note-citation><text:note-body><text:p text:style-name="Footnote">Http://lgru.net/.</text:p></text:note-body></text:note> and LGM.<text:note text:id="ftn6" text:note-class="footnote"><text:note-citation>7</text:note-citation><text:note-body><text:p text:style-name="Footnote">The international Libre Graphics Meeting: http://libregraphicsmeeting.org/2013/.</text:p></text:note-body></text:note> We also continually work on ‘Co-position’’’, a project for building a post-gutenberg typographical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